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81.64pt"/>
    </style:style>
    <style:style style:name="co3" style:family="table-column">
      <style:table-column-properties fo:break-before="auto" style:column-width="129.15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173.14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96.6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KSala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Name +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oster Position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Game Info</text:p>
          </table:table-cell>
          <table:table-cell office:value-type="string" calcext:value-type="string">
            <text:p>TeamAbbrev</text:p>
          </table:table-cell>
          <table:table-cell office:value-type="string" calcext:value-type="string">
            <text:p>AvgPointsPerGame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James Harden (12001268)</text:p>
          </table:table-cell>
          <table:table-cell office:value-type="string" calcext:value-type="string">
            <text:p>James Harden</text:p>
          </table:table-cell>
          <table:table-cell office:value-type="float" office:value="12001268" calcext:value-type="float">
            <text:p>12001268</text:p>
          </table:table-cell>
          <table:table-cell office:value-type="string" calcext:value-type="string">
            <text:p>PG/SG/G/UTIL</text:p>
          </table:table-cell>
          <table:table-cell office:value-type="float" office:value="13800" calcext:value-type="float">
            <text:p>138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HOU</text:p>
          </table:table-cell>
          <table:table-cell office:value-type="float" office:value="63.15" calcext:value-type="float">
            <text:p>63.15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Giannis Antetokounmpo (12001272)</text:p>
          </table:table-cell>
          <table:table-cell office:value-type="string" calcext:value-type="string">
            <text:p>Giannis Antetokounmpo</text:p>
          </table:table-cell>
          <table:table-cell office:value-type="float" office:value="12001272" calcext:value-type="float">
            <text:p>12001272</text:p>
          </table:table-cell>
          <table:table-cell office:value-type="string" calcext:value-type="string">
            <text:p>SF/PF/F/UTIL</text:p>
          </table:table-cell>
          <table:table-cell office:value-type="float" office:value="10700" calcext:value-type="float">
            <text:p>107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MIL</text:p>
          </table:table-cell>
          <table:table-cell office:value-type="float" office:value="56.23" calcext:value-type="float">
            <text:p>56.2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kola Jokic (12001276)</text:p>
          </table:table-cell>
          <table:table-cell office:value-type="string" calcext:value-type="string">
            <text:p>Nikola Jokic</text:p>
          </table:table-cell>
          <table:table-cell office:value-type="float" office:value="12001276" calcext:value-type="float">
            <text:p>12001276</text:p>
          </table:table-cell>
          <table:table-cell office:value-type="string" calcext:value-type="string">
            <text:p>C/UTIL</text:p>
          </table:table-cell>
          <table:table-cell office:value-type="float" office:value="10600" calcext:value-type="float">
            <text:p>106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DEN</text:p>
          </table:table-cell>
          <table:table-cell office:value-type="float" office:value="48.67" calcext:value-type="float">
            <text:p>48.6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arl-Anthony Towns (12001278)</text:p>
          </table:table-cell>
          <table:table-cell office:value-type="string" calcext:value-type="string">
            <text:p>Karl-Anthony Towns</text:p>
          </table:table-cell>
          <table:table-cell office:value-type="float" office:value="12001278" calcext:value-type="float">
            <text:p>12001278</text:p>
          </table:table-cell>
          <table:table-cell office:value-type="string" calcext:value-type="string">
            <text:p>C/UTIL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MIN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Blake Griffin (12001280)</text:p>
          </table:table-cell>
          <table:table-cell office:value-type="string" calcext:value-type="string">
            <text:p>Blake Griffin</text:p>
          </table:table-cell>
          <table:table-cell office:value-type="float" office:value="12001280" calcext:value-type="float">
            <text:p>12001280</text:p>
          </table:table-cell>
          <table:table-cell office:value-type="string" calcext:value-type="string">
            <text:p>PF/C/F/UTIL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DET@DAL 01/25/2019 08:30PM ET</text:p>
          </table:table-cell>
          <table:table-cell office:value-type="string" calcext:value-type="string">
            <text:p>DET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kola Vucevic (12001284)</text:p>
          </table:table-cell>
          <table:table-cell office:value-type="string" calcext:value-type="string">
            <text:p>Nikola Vucevic</text:p>
          </table:table-cell>
          <table:table-cell office:value-type="float" office:value="12001284" calcext:value-type="float">
            <text:p>12001284</text:p>
          </table:table-cell>
          <table:table-cell office:value-type="string" calcext:value-type="string">
            <text:p>C/UTIL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ORL</text:p>
          </table:table-cell>
          <table:table-cell office:value-type="float" office:value="46.14" calcext:value-type="float">
            <text:p>46.14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Kawhi Leonard (12001286)</text:p>
          </table:table-cell>
          <table:table-cell office:value-type="string" calcext:value-type="string">
            <text:p>Kawhi Leonard</text:p>
          </table:table-cell>
          <table:table-cell office:value-type="float" office:value="12001286" calcext:value-type="float">
            <text:p>12001286</text:p>
          </table:table-cell>
          <table:table-cell office:value-type="string" calcext:value-type="string">
            <text:p>SF/PF/F/UTIL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TOR</text:p>
          </table:table-cell>
          <table:table-cell office:value-type="float" office:value="47.52" calcext:value-type="float">
            <text:p>47.52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Bradley Beal (12001290)</text:p>
          </table:table-cell>
          <table:table-cell office:value-type="string" calcext:value-type="string">
            <text:p>Bradley Beal</text:p>
          </table:table-cell>
          <table:table-cell office:value-type="float" office:value="12001290" calcext:value-type="float">
            <text:p>12001290</text:p>
          </table:table-cell>
          <table:table-cell office:value-type="string" calcext:value-type="string">
            <text:p>SG/G/UTIL</text:p>
          </table:table-cell>
          <table:table-cell office:value-type="float" office:value="8900" calcext:value-type="float">
            <text:p>89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WAS</text:p>
          </table:table-cell>
          <table:table-cell office:value-type="float" office:value="42.95" calcext:value-type="float">
            <text:p>42.9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dre Drummond (12001293)</text:p>
          </table:table-cell>
          <table:table-cell office:value-type="string" calcext:value-type="string">
            <text:p>Andre Drummond</text:p>
          </table:table-cell>
          <table:table-cell office:value-type="float" office:value="12001293" calcext:value-type="float">
            <text:p>12001293</text:p>
          </table:table-cell>
          <table:table-cell office:value-type="string" calcext:value-type="string">
            <text:p>C/UTIL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DET@DAL 01/25/2019 08:30PM ET</text:p>
          </table:table-cell>
          <table:table-cell office:value-type="string" calcext:value-type="string">
            <text:p>DET</text:p>
          </table:table-cell>
          <table:table-cell office:value-type="float" office:value="43.15" calcext:value-type="float">
            <text:p>43.15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Donovan Mitchell (12001295)</text:p>
          </table:table-cell>
          <table:table-cell office:value-type="string" calcext:value-type="string">
            <text:p>Donovan Mitchell</text:p>
          </table:table-cell>
          <table:table-cell office:value-type="float" office:value="12001295" calcext:value-type="float">
            <text:p>12001295</text:p>
          </table:table-cell>
          <table:table-cell office:value-type="string" calcext:value-type="string">
            <text:p>PG/SG/G/UTIL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UTA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D'Angelo Russell (12001299)</text:p>
          </table:table-cell>
          <table:table-cell office:value-type="string" calcext:value-type="string">
            <text:p>D'Angelo Russell</text:p>
          </table:table-cell>
          <table:table-cell office:value-type="float" office:value="12001299" calcext:value-type="float">
            <text:p>12001299</text:p>
          </table:table-cell>
          <table:table-cell office:value-type="string" calcext:value-type="string">
            <text:p>PG/SG/G/UTIL</text:p>
          </table:table-cell>
          <table:table-cell office:value-type="float" office:value="8600" calcext:value-type="float">
            <text:p>86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BKN</text:p>
          </table:table-cell>
          <table:table-cell office:value-type="float" office:value="36.74" calcext:value-type="float">
            <text:p>36.7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udy Gobert (12001303)</text:p>
          </table:table-cell>
          <table:table-cell office:value-type="string" calcext:value-type="string">
            <text:p>Rudy Gobert</text:p>
          </table:table-cell>
          <table:table-cell office:value-type="float" office:value="12001303" calcext:value-type="float">
            <text:p>12001303</text:p>
          </table:table-cell>
          <table:table-cell office:value-type="string" calcext:value-type="string">
            <text:p>C/UTIL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UTA</text:p>
          </table:table-cell>
          <table:table-cell office:value-type="float" office:value="40.92" calcext:value-type="float">
            <text:p>40.92</text:p>
          </table:table-cell>
        </table:table-row>
        <table:table-row table:style-name="ro1">
          <table:table-cell office:value-type="string" calcext:value-type="string">
            <text:p>PG/SF</text:p>
          </table:table-cell>
          <table:table-cell office:value-type="string" calcext:value-type="string">
            <text:p>Luka Doncic (12001305)</text:p>
          </table:table-cell>
          <table:table-cell office:value-type="string" calcext:value-type="string">
            <text:p>Luka Doncic</text:p>
          </table:table-cell>
          <table:table-cell office:value-type="float" office:value="12001305" calcext:value-type="float">
            <text:p>12001305</text:p>
          </table:table-cell>
          <table:table-cell office:value-type="string" calcext:value-type="string">
            <text:p>PG/SF/F/G/UTIL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DET@DAL 01/25/2019 08:30PM ET</text:p>
          </table:table-cell>
          <table:table-cell office:value-type="string" calcext:value-type="string">
            <text:p>DAL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Marc Gasol (12001310)</text:p>
          </table:table-cell>
          <table:table-cell office:value-type="string" calcext:value-type="string">
            <text:p>Marc Gasol</text:p>
          </table:table-cell>
          <table:table-cell office:value-type="float" office:value="12001310" calcext:value-type="float">
            <text:p>12001310</text:p>
          </table:table-cell>
          <table:table-cell office:value-type="string" calcext:value-type="string">
            <text:p>C/UTIL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MEM</text:p>
          </table:table-cell>
          <table:table-cell office:value-type="float" office:value="38.73" calcext:value-type="float">
            <text:p>38.73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Tobias Harris (12001312)</text:p>
          </table:table-cell>
          <table:table-cell office:value-type="string" calcext:value-type="string">
            <text:p>Tobias Harris</text:p>
          </table:table-cell>
          <table:table-cell office:value-type="float" office:value="12001312" calcext:value-type="float">
            <text:p>12001312</text:p>
          </table:table-cell>
          <table:table-cell office:value-type="string" calcext:value-type="string">
            <text:p>SF/PF/F/UTIL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LAC</text:p>
          </table:table-cell>
          <table:table-cell office:value-type="float" office:value="37.59" calcext:value-type="float">
            <text:p>37.59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Kemba Walker (12001316)</text:p>
          </table:table-cell>
          <table:table-cell office:value-type="string" calcext:value-type="string">
            <text:p>Kemba Walker</text:p>
          </table:table-cell>
          <table:table-cell office:value-type="float" office:value="12001316" calcext:value-type="float">
            <text:p>12001316</text:p>
          </table:table-cell>
          <table:table-cell office:value-type="string" calcext:value-type="string">
            <text:p>PG/G/UTIL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CHA</text:p>
          </table:table-cell>
          <table:table-cell office:value-type="float" office:value="42.64" calcext:value-type="float">
            <text:p>42.64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Kevin Love (12001319)</text:p>
          </table:table-cell>
          <table:table-cell office:value-type="string" calcext:value-type="string">
            <text:p>Kevin Love</text:p>
          </table:table-cell>
          <table:table-cell office:value-type="float" office:value="12001319" calcext:value-type="float">
            <text:p>12001319</text:p>
          </table:table-cell>
          <table:table-cell office:value-type="string" calcext:value-type="string">
            <text:p>PF/C/F/UTI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CLE</text:p>
          </table:table-cell>
          <table:table-cell office:value-type="float" office:value="42.88" calcext:value-type="float">
            <text:p>42.88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Devin Booker (12001323)</text:p>
          </table:table-cell>
          <table:table-cell office:value-type="string" calcext:value-type="string">
            <text:p>Devin Booker</text:p>
          </table:table-cell>
          <table:table-cell office:value-type="float" office:value="12001323" calcext:value-type="float">
            <text:p>12001323</text:p>
          </table:table-cell>
          <table:table-cell office:value-type="string" calcext:value-type="string">
            <text:p>PG/SG/G/UTIL</text:p>
          </table:table-cell>
          <table:table-cell office:value-type="float" office:value="7900" calcext:value-type="float">
            <text:p>79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PHO</text:p>
          </table:table-cell>
          <table:table-cell office:value-type="float" office:value="40.61" calcext:value-type="float">
            <text:p>40.61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Mike Conley (12001327)</text:p>
          </table:table-cell>
          <table:table-cell office:value-type="string" calcext:value-type="string">
            <text:p>Mike Conley</text:p>
          </table:table-cell>
          <table:table-cell office:value-type="float" office:value="12001327" calcext:value-type="float">
            <text:p>12001327</text:p>
          </table:table-cell>
          <table:table-cell office:value-type="string" calcext:value-type="string">
            <text:p>PG/G/UTIL</text:p>
          </table:table-cell>
          <table:table-cell office:value-type="float" office:value="7700" calcext:value-type="float">
            <text:p>77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MEM</text:p>
          </table:table-cell>
          <table:table-cell office:value-type="float" office:value="36.77" calcext:value-type="float">
            <text:p>36.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lint Capela (12001330)</text:p>
          </table:table-cell>
          <table:table-cell office:value-type="string" calcext:value-type="string">
            <text:p>Clint Capela</text:p>
          </table:table-cell>
          <table:table-cell office:value-type="float" office:value="12001330" calcext:value-type="float">
            <text:p>12001330</text:p>
          </table:table-cell>
          <table:table-cell office:value-type="string" calcext:value-type="string">
            <text:p>C/UTI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HOU</text:p>
          </table:table-cell>
          <table:table-cell office:value-type="float" office:value="40.64" calcext:value-type="float">
            <text:p>40.6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Kyle Lowry (12001332)</text:p>
          </table:table-cell>
          <table:table-cell office:value-type="string" calcext:value-type="string">
            <text:p>Kyle Lowry</text:p>
          </table:table-cell>
          <table:table-cell office:value-type="float" office:value="12001332" calcext:value-type="float">
            <text:p>12001332</text:p>
          </table:table-cell>
          <table:table-cell office:value-type="string" calcext:value-type="string">
            <text:p>PG/G/UTI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TOR</text:p>
          </table:table-cell>
          <table:table-cell office:value-type="float" office:value="37.96" calcext:value-type="float">
            <text:p>37.96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Eric Bledsoe (12001335)</text:p>
          </table:table-cell>
          <table:table-cell office:value-type="string" calcext:value-type="string">
            <text:p>Eric Bledsoe</text:p>
          </table:table-cell>
          <table:table-cell office:value-type="float" office:value="12001335" calcext:value-type="float">
            <text:p>12001335</text:p>
          </table:table-cell>
          <table:table-cell office:value-type="string" calcext:value-type="string">
            <text:p>PG/SG/G/UTIL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MIL</text:p>
          </table:table-cell>
          <table:table-cell office:value-type="float" office:value="33.15" calcext:value-type="float">
            <text:p>33.15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De'Aaron Fox (12001339)</text:p>
          </table:table-cell>
          <table:table-cell office:value-type="string" calcext:value-type="string">
            <text:p>De'Aaron Fox</text:p>
          </table:table-cell>
          <table:table-cell office:value-type="float" office:value="12001339" calcext:value-type="float">
            <text:p>12001339</text:p>
          </table:table-cell>
          <table:table-cell office:value-type="string" calcext:value-type="string">
            <text:p>PG/G/UTIL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SAC</text:p>
          </table:table-cell>
          <table:table-cell office:value-type="float" office:value="37.01" calcext:value-type="float">
            <text:p>37.01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Zach LaVine (12001342)</text:p>
          </table:table-cell>
          <table:table-cell office:value-type="string" calcext:value-type="string">
            <text:p>Zach LaVine</text:p>
          </table:table-cell>
          <table:table-cell office:value-type="float" office:value="12001342" calcext:value-type="float">
            <text:p>12001342</text:p>
          </table:table-cell>
          <table:table-cell office:value-type="string" calcext:value-type="string">
            <text:p>PG/SG/G/UTIL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CHI</text:p>
          </table:table-cell>
          <table:table-cell office:value-type="float" office:value="36.42" calcext:value-type="float">
            <text:p>36.42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Jamal Murray (12001351)</text:p>
          </table:table-cell>
          <table:table-cell office:value-type="string" calcext:value-type="string">
            <text:p>Jamal Murray</text:p>
          </table:table-cell>
          <table:table-cell office:value-type="float" office:value="12001351" calcext:value-type="float">
            <text:p>12001351</text:p>
          </table:table-cell>
          <table:table-cell office:value-type="string" calcext:value-type="string">
            <text:p>PG/SG/G/UTIL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DEN</text:p>
          </table:table-cell>
          <table:table-cell office:value-type="float" office:value="33.59" calcext:value-type="float">
            <text:p>33.5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ndre Jordan (12001346)</text:p>
          </table:table-cell>
          <table:table-cell office:value-type="string" calcext:value-type="string">
            <text:p>DeAndre Jordan</text:p>
          </table:table-cell>
          <table:table-cell office:value-type="float" office:value="12001346" calcext:value-type="float">
            <text:p>12001346</text:p>
          </table:table-cell>
          <table:table-cell office:value-type="string" calcext:value-type="string">
            <text:p>C/UTIL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DET@DAL 01/25/2019 08:30PM ET</text:p>
          </table:table-cell>
          <table:table-cell office:value-type="string" calcext:value-type="string">
            <text:p>DAL</text:p>
          </table:table-cell>
          <table:table-cell office:value-type="float" office:value="34.95" calcext:value-type="float">
            <text:p>34.95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Chris Paul (12001348)</text:p>
          </table:table-cell>
          <table:table-cell office:value-type="string" calcext:value-type="string">
            <text:p>Chris Paul</text:p>
          </table:table-cell>
          <table:table-cell office:value-type="float" office:value="12001348" calcext:value-type="float">
            <text:p>12001348</text:p>
          </table:table-cell>
          <table:table-cell office:value-type="string" calcext:value-type="string">
            <text:p>PG/G/UTIL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HOU</text:p>
          </table:table-cell>
          <table:table-cell office:value-type="float" office:value="37.39" calcext:value-type="float">
            <text:p>37.39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Hassan Whiteside (12001355)</text:p>
          </table:table-cell>
          <table:table-cell office:value-type="string" calcext:value-type="string">
            <text:p>Hassan Whiteside</text:p>
          </table:table-cell>
          <table:table-cell office:value-type="float" office:value="12001355" calcext:value-type="float">
            <text:p>12001355</text:p>
          </table:table-cell>
          <table:table-cell office:value-type="string" calcext:value-type="string">
            <text:p>C/UTIL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MIA</text:p>
          </table:table-cell>
          <table:table-cell office:value-type="float" office:value="35.08" calcext:value-type="float">
            <text:p>35.08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Josh Richardson (12001357)</text:p>
          </table:table-cell>
          <table:table-cell office:value-type="string" calcext:value-type="string">
            <text:p>Josh Richardson</text:p>
          </table:table-cell>
          <table:table-cell office:value-type="float" office:value="12001357" calcext:value-type="float">
            <text:p>12001357</text:p>
          </table:table-cell>
          <table:table-cell office:value-type="string" calcext:value-type="string">
            <text:p>SG/SF/F/G/UTIL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MIA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Buddy Hield (12001380)</text:p>
          </table:table-cell>
          <table:table-cell office:value-type="string" calcext:value-type="string">
            <text:p>Buddy Hield</text:p>
          </table:table-cell>
          <table:table-cell office:value-type="float" office:value="12001380" calcext:value-type="float">
            <text:p>12001380</text:p>
          </table:table-cell>
          <table:table-cell office:value-type="string" calcext:value-type="string">
            <text:p>SG/SF/F/G/UTIL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SAC</text:p>
          </table:table-cell>
          <table:table-cell office:value-type="float" office:value="32.2" calcext:value-type="float">
            <text:p>32.2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Lou Williams (12001362)</text:p>
          </table:table-cell>
          <table:table-cell office:value-type="string" calcext:value-type="string">
            <text:p>Lou Williams</text:p>
          </table:table-cell>
          <table:table-cell office:value-type="float" office:value="12001362" calcext:value-type="float">
            <text:p>12001362</text:p>
          </table:table-cell>
          <table:table-cell office:value-type="string" calcext:value-type="string">
            <text:p>PG/SG/G/UTIL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LAC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Montrezl Harrell (12001366)</text:p>
          </table:table-cell>
          <table:table-cell office:value-type="string" calcext:value-type="string">
            <text:p>Montrezl Harrell</text:p>
          </table:table-cell>
          <table:table-cell office:value-type="float" office:value="12001366" calcext:value-type="float">
            <text:p>12001366</text:p>
          </table:table-cell>
          <table:table-cell office:value-type="string" calcext:value-type="string">
            <text:p>PF/C/F/UTIL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LAC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Danilo Gallinari (12001370)</text:p>
          </table:table-cell>
          <table:table-cell office:value-type="string" calcext:value-type="string">
            <text:p>Danilo Gallinari</text:p>
          </table:table-cell>
          <table:table-cell office:value-type="float" office:value="12001370" calcext:value-type="float">
            <text:p>12001370</text:p>
          </table:table-cell>
          <table:table-cell office:value-type="string" calcext:value-type="string">
            <text:p>SF/PF/F/UTI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LAC</text:p>
          </table:table-cell>
          <table:table-cell office:value-type="float" office:value="32.81" calcext:value-type="float">
            <text:p>32.81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Kris Dunn (12001376)</text:p>
          </table:table-cell>
          <table:table-cell office:value-type="string" calcext:value-type="string">
            <text:p>Kris Dunn</text:p>
          </table:table-cell>
          <table:table-cell office:value-type="float" office:value="12001376" calcext:value-type="float">
            <text:p>12001376</text:p>
          </table:table-cell>
          <table:table-cell office:value-type="string" calcext:value-type="string">
            <text:p>PG/SG/G/UTI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CHI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ndre Ayton (12001374)</text:p>
          </table:table-cell>
          <table:table-cell office:value-type="string" calcext:value-type="string">
            <text:p>Deandre Ayton</text:p>
          </table:table-cell>
          <table:table-cell office:value-type="float" office:value="12001374" calcext:value-type="float">
            <text:p>12001374</text:p>
          </table:table-cell>
          <table:table-cell office:value-type="string" calcext:value-type="string">
            <text:p>C/UTIL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PHO</text:p>
          </table:table-cell>
          <table:table-cell office:value-type="float" office:value="36.12" calcext:value-type="float">
            <text:p>36.12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Lauri Markkanen (12001385)</text:p>
          </table:table-cell>
          <table:table-cell office:value-type="string" calcext:value-type="string">
            <text:p>Lauri Markkanen</text:p>
          </table:table-cell>
          <table:table-cell office:value-type="float" office:value="12001385" calcext:value-type="float">
            <text:p>12001385</text:p>
          </table:table-cell>
          <table:table-cell office:value-type="string" calcext:value-type="string">
            <text:p>PF/F/UTIL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CHI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Aaron Gordon (12001388)</text:p>
          </table:table-cell>
          <table:table-cell office:value-type="string" calcext:value-type="string">
            <text:p>Aaron Gordon</text:p>
          </table:table-cell>
          <table:table-cell office:value-type="float" office:value="12001388" calcext:value-type="float">
            <text:p>12001388</text:p>
          </table:table-cell>
          <table:table-cell office:value-type="string" calcext:value-type="string">
            <text:p>SF/PF/F/UTIL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ORL</text:p>
          </table:table-cell>
          <table:table-cell office:value-type="float" office:value="33.12" calcext:value-type="float">
            <text:p>33.12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Khris Middleton (12001392)</text:p>
          </table:table-cell>
          <table:table-cell office:value-type="string" calcext:value-type="string">
            <text:p>Khris Middleton</text:p>
          </table:table-cell>
          <table:table-cell office:value-type="float" office:value="12001392" calcext:value-type="float">
            <text:p>12001392</text:p>
          </table:table-cell>
          <table:table-cell office:value-type="string" calcext:value-type="string">
            <text:p>SG/SF/F/G/UTIL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MIL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Pascal Siakam (12001397)</text:p>
          </table:table-cell>
          <table:table-cell office:value-type="string" calcext:value-type="string">
            <text:p>Pascal Siakam</text:p>
          </table:table-cell>
          <table:table-cell office:value-type="float" office:value="12001397" calcext:value-type="float">
            <text:p>12001397</text:p>
          </table:table-cell>
          <table:table-cell office:value-type="string" calcext:value-type="string">
            <text:p>PF/C/F/UTIL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TOR</text:p>
          </table:table-cell>
          <table:table-cell office:value-type="float" office:value="31.19" calcext:value-type="float">
            <text:p>31.19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Trevor Ariza (12001414)</text:p>
          </table:table-cell>
          <table:table-cell office:value-type="string" calcext:value-type="string">
            <text:p>Trevor Ariza</text:p>
          </table:table-cell>
          <table:table-cell office:value-type="float" office:value="12001414" calcext:value-type="float">
            <text:p>12001414</text:p>
          </table:table-cell>
          <table:table-cell office:value-type="string" calcext:value-type="string">
            <text:p>SF/PF/F/UTIL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WAS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Spencer Dinwiddie (12001401)</text:p>
          </table:table-cell>
          <table:table-cell office:value-type="string" calcext:value-type="string">
            <text:p>Spencer Dinwiddie</text:p>
          </table:table-cell>
          <table:table-cell office:value-type="float" office:value="12001401" calcext:value-type="float">
            <text:p>12001401</text:p>
          </table:table-cell>
          <table:table-cell office:value-type="string" calcext:value-type="string">
            <text:p>PG/SG/G/UTIL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BKN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Serge Ibaka (12001405)</text:p>
          </table:table-cell>
          <table:table-cell office:value-type="string" calcext:value-type="string">
            <text:p>Serge Ibaka</text:p>
          </table:table-cell>
          <table:table-cell office:value-type="float" office:value="12001405" calcext:value-type="float">
            <text:p>12001405</text:p>
          </table:table-cell>
          <table:table-cell office:value-type="string" calcext:value-type="string">
            <text:p>PF/C/F/UTIL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OR@HOU 01/25/2019 08:00PM ET</text:p>
          </table:table-cell>
          <table:table-cell office:value-type="string" calcext:value-type="string">
            <text:p>TOR</text:p>
          </table:table-cell>
          <table:table-cell office:value-type="float" office:value="31.02" calcext:value-type="float">
            <text:p>31.02</text:p>
          </table:table-cell>
        </table:table-row>
        <table:table-row table:style-name="ro1">
          <table:table-cell office:value-type="string" calcext:value-type="string">
            <text:p>PG/SF</text:p>
          </table:table-cell>
          <table:table-cell office:value-type="string" calcext:value-type="string">
            <text:p>Justise Winslow (12001409)</text:p>
          </table:table-cell>
          <table:table-cell office:value-type="string" calcext:value-type="string">
            <text:p>Justise Winslow</text:p>
          </table:table-cell>
          <table:table-cell office:value-type="float" office:value="12001409" calcext:value-type="float">
            <text:p>12001409</text:p>
          </table:table-cell>
          <table:table-cell office:value-type="string" calcext:value-type="string">
            <text:p>PG/SF/F/G/UTIL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MIA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Will Barton (12001418)</text:p>
          </table:table-cell>
          <table:table-cell office:value-type="string" calcext:value-type="string">
            <text:p>Will Barton</text:p>
          </table:table-cell>
          <table:table-cell office:value-type="float" office:value="12001418" calcext:value-type="float">
            <text:p>12001418</text:p>
          </table:table-cell>
          <table:table-cell office:value-type="string" calcext:value-type="string">
            <text:p>SG/SF/F/G/UTIL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DEN</text:p>
          </table:table-cell>
          <table:table-cell office:value-type="float" office:value="24.39" calcext:value-type="float">
            <text:p>24.39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Otto Porter Jr. (12001427)</text:p>
          </table:table-cell>
          <table:table-cell office:value-type="string" calcext:value-type="string">
            <text:p>Otto Porter Jr.</text:p>
          </table:table-cell>
          <table:table-cell office:value-type="float" office:value="12001427" calcext:value-type="float">
            <text:p>12001427</text:p>
          </table:table-cell>
          <table:table-cell office:value-type="string" calcext:value-type="string">
            <text:p>SF/PF/F/UTIL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WAS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Derrick Rose (12001435)</text:p>
          </table:table-cell>
          <table:table-cell office:value-type="string" calcext:value-type="string">
            <text:p>Derrick Rose</text:p>
          </table:table-cell>
          <table:table-cell office:value-type="float" office:value="12001435" calcext:value-type="float">
            <text:p>12001435</text:p>
          </table:table-cell>
          <table:table-cell office:value-type="string" calcext:value-type="string">
            <text:p>PG/SG/G/UTI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MIN</text:p>
          </table:table-cell>
          <table:table-cell office:value-type="float" office:value="30.89" calcext:value-type="float">
            <text:p>30.89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Noah Vonleh (12001431)</text:p>
          </table:table-cell>
          <table:table-cell office:value-type="string" calcext:value-type="string">
            <text:p>Noah Vonleh</text:p>
          </table:table-cell>
          <table:table-cell office:value-type="float" office:value="12001431" calcext:value-type="float">
            <text:p>12001431</text:p>
          </table:table-cell>
          <table:table-cell office:value-type="string" calcext:value-type="string">
            <text:p>PF/C/F/UTIL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NY</text:p>
          </table:table-cell>
          <table:table-cell office:value-type="float" office:value="25.98" calcext:value-type="float">
            <text:p>25.98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Tim Hardaway Jr. (12001453)</text:p>
          </table:table-cell>
          <table:table-cell office:value-type="string" calcext:value-type="string">
            <text:p>Tim Hardaway Jr.</text:p>
          </table:table-cell>
          <table:table-cell office:value-type="float" office:value="12001453" calcext:value-type="float">
            <text:p>12001453</text:p>
          </table:table-cell>
          <table:table-cell office:value-type="string" calcext:value-type="string">
            <text:p>SG/SF/F/G/UTIL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NY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Robert Covington (12001423)</text:p>
          </table:table-cell>
          <table:table-cell office:value-type="string" calcext:value-type="string">
            <text:p>Robert Covington</text:p>
          </table:table-cell>
          <table:table-cell office:value-type="float" office:value="12001423" calcext:value-type="float">
            <text:p>12001423</text:p>
          </table:table-cell>
          <table:table-cell office:value-type="string" calcext:value-type="string">
            <text:p>SF/PF/F/UTIL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MIN</text:p>
          </table:table-cell>
          <table:table-cell office:value-type="float" office:value="29.69" calcext:value-type="float">
            <text:p>29.69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Larry Nance Jr. (12001439)</text:p>
          </table:table-cell>
          <table:table-cell office:value-type="string" calcext:value-type="string">
            <text:p>Larry Nance Jr.</text:p>
          </table:table-cell>
          <table:table-cell office:value-type="float" office:value="12001439" calcext:value-type="float">
            <text:p>12001439</text:p>
          </table:table-cell>
          <table:table-cell office:value-type="string" calcext:value-type="string">
            <text:p>PF/C/F/UTIL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CLE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Malcolm Brogdon (12001447)</text:p>
          </table:table-cell>
          <table:table-cell office:value-type="string" calcext:value-type="string">
            <text:p>Malcolm Brogdon</text:p>
          </table:table-cell>
          <table:table-cell office:value-type="float" office:value="12001447" calcext:value-type="float">
            <text:p>12001447</text:p>
          </table:table-cell>
          <table:table-cell office:value-type="string" calcext:value-type="string">
            <text:p>PG/SG/G/UTIL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MIL</text:p>
          </table:table-cell>
          <table:table-cell office:value-type="float" office:value="28.28" calcext:value-type="float">
            <text:p>28.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Jarrett Allen (12001451)</text:p>
          </table:table-cell>
          <table:table-cell office:value-type="string" calcext:value-type="string">
            <text:p>Jarrett Allen</text:p>
          </table:table-cell>
          <table:table-cell office:value-type="float" office:value="12001451" calcext:value-type="float">
            <text:p>12001451</text:p>
          </table:table-cell>
          <table:table-cell office:value-type="string" calcext:value-type="string">
            <text:p>C/UTIL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BKN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Willie Cauley-Stein (12001461)</text:p>
          </table:table-cell>
          <table:table-cell office:value-type="string" calcext:value-type="string">
            <text:p>Willie Cauley-Stein</text:p>
          </table:table-cell>
          <table:table-cell office:value-type="float" office:value="12001461" calcext:value-type="float">
            <text:p>12001461</text:p>
          </table:table-cell>
          <table:table-cell office:value-type="string" calcext:value-type="string">
            <text:p>C/UTIL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SAC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Jeff Teague (12001463)</text:p>
          </table:table-cell>
          <table:table-cell office:value-type="string" calcext:value-type="string">
            <text:p>Jeff Teague</text:p>
          </table:table-cell>
          <table:table-cell office:value-type="float" office:value="12001463" calcext:value-type="float">
            <text:p>12001463</text:p>
          </table:table-cell>
          <table:table-cell office:value-type="string" calcext:value-type="string">
            <text:p>PG/G/UTIL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MIN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string" calcext:value-type="string">
            <text:p>PF/C</text:p>
          </table:table-cell>
          <table:table-cell office:value-type="string" calcext:value-type="string">
            <text:p>Bobby Portis (12001480)</text:p>
          </table:table-cell>
          <table:table-cell office:value-type="string" calcext:value-type="string">
            <text:p>Bobby Portis</text:p>
          </table:table-cell>
          <table:table-cell office:value-type="float" office:value="12001480" calcext:value-type="float">
            <text:p>12001480</text:p>
          </table:table-cell>
          <table:table-cell office:value-type="string" calcext:value-type="string">
            <text:p>PF/C/F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LAC@CHI 01/25/2019 08:00PM ET</text:p>
          </table:table-cell>
          <table:table-cell office:value-type="string" calcext:value-type="string">
            <text:p>CHI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ristan Thompson (12001471)</text:p>
          </table:table-cell>
          <table:table-cell office:value-type="string" calcext:value-type="string">
            <text:p>Tristan Thompson</text:p>
          </table:table-cell>
          <table:table-cell office:value-type="float" office:value="12001471" calcext:value-type="float">
            <text:p>12001471</text:p>
          </table:table-cell>
          <table:table-cell office:value-type="string" calcext:value-type="string">
            <text:p>C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CLE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nte Zizic (12001473)</text:p>
          </table:table-cell>
          <table:table-cell office:value-type="string" calcext:value-type="string">
            <text:p>Ante Zizic</text:p>
          </table:table-cell>
          <table:table-cell office:value-type="float" office:value="12001473" calcext:value-type="float">
            <text:p>12001473</text:p>
          </table:table-cell>
          <table:table-cell office:value-type="string" calcext:value-type="string">
            <text:p>C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CLE</text:p>
          </table:table-cell>
          <table:table-cell office:value-type="float" office:value="13.53" calcext:value-type="float">
            <text:p>13.53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Ricky Rubio (12001458)</text:p>
          </table:table-cell>
          <table:table-cell office:value-type="string" calcext:value-type="string">
            <text:p>Ricky Rubio</text:p>
          </table:table-cell>
          <table:table-cell office:value-type="float" office:value="12001458" calcext:value-type="float">
            <text:p>12001458</text:p>
          </table:table-cell>
          <table:table-cell office:value-type="string" calcext:value-type="string">
            <text:p>PG/G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UTA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Joe Ingles (12001466)</text:p>
          </table:table-cell>
          <table:table-cell office:value-type="string" calcext:value-type="string">
            <text:p>Joe Ingles</text:p>
          </table:table-cell>
          <table:table-cell office:value-type="float" office:value="12001466" calcext:value-type="float">
            <text:p>12001466</text:p>
          </table:table-cell>
          <table:table-cell office:value-type="string" calcext:value-type="string">
            <text:p>SG/SF/F/G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UTA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Andrew Wiggins (12001484)</text:p>
          </table:table-cell>
          <table:table-cell office:value-type="string" calcext:value-type="string">
            <text:p>Andrew Wiggins</text:p>
          </table:table-cell>
          <table:table-cell office:value-type="float" office:value="12001484" calcext:value-type="float">
            <text:p>12001484</text:p>
          </table:table-cell>
          <table:table-cell office:value-type="string" calcext:value-type="string">
            <text:p>SG/SF/F/G/UTIL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IN@UTA 01/25/2019 09:00PM ET</text:p>
          </table:table-cell>
          <table:table-cell office:value-type="string" calcext:value-type="string">
            <text:p>MIN</text:p>
          </table:table-cell>
          <table:table-cell office:value-type="float" office:value="29.68" calcext:value-type="float">
            <text:p>29.68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Kelly Oubre Jr. (12001494)</text:p>
          </table:table-cell>
          <table:table-cell office:value-type="string" calcext:value-type="string">
            <text:p>Kelly Oubre Jr.</text:p>
          </table:table-cell>
          <table:table-cell office:value-type="float" office:value="12001494" calcext:value-type="float">
            <text:p>12001494</text:p>
          </table:table-cell>
          <table:table-cell office:value-type="string" calcext:value-type="string">
            <text:p>SG/SF/F/G/UTIL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PHO</text:p>
          </table:table-cell>
          <table:table-cell office:value-type="float" office:value="24.26" calcext:value-type="float">
            <text:p>24.26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T.J. Warren (12001504)</text:p>
          </table:table-cell>
          <table:table-cell office:value-type="string" calcext:value-type="string">
            <text:p>T.J. Warren</text:p>
          </table:table-cell>
          <table:table-cell office:value-type="float" office:value="12001504" calcext:value-type="float">
            <text:p>12001504</text:p>
          </table:table-cell>
          <table:table-cell office:value-type="string" calcext:value-type="string">
            <text:p>SF/PF/F/UTIL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PHO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Evan Fournier (12001489)</text:p>
          </table:table-cell>
          <table:table-cell office:value-type="string" calcext:value-type="string">
            <text:p>Evan Fournier</text:p>
          </table:table-cell>
          <table:table-cell office:value-type="float" office:value="12001489" calcext:value-type="float">
            <text:p>12001489</text:p>
          </table:table-cell>
          <table:table-cell office:value-type="string" calcext:value-type="string">
            <text:p>SG/SF/F/G/UTIL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ORL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string" calcext:value-type="string">
            <text:p>SG/SF</text:p>
          </table:table-cell>
          <table:table-cell office:value-type="string" calcext:value-type="string">
            <text:p>Bogdan Bogdanovic (12001475)</text:p>
          </table:table-cell>
          <table:table-cell office:value-type="string" calcext:value-type="string">
            <text:p>Bogdan Bogdanovic</text:p>
          </table:table-cell>
          <table:table-cell office:value-type="float" office:value="12001475" calcext:value-type="float">
            <text:p>12001475</text:p>
          </table:table-cell>
          <table:table-cell office:value-type="string" calcext:value-type="string">
            <text:p>SG/SF/F/G/UTIL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AC@MEM 01/25/2019 08:00PM ET</text:p>
          </table:table-cell>
          <table:table-cell office:value-type="string" calcext:value-type="string">
            <text:p>SAC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Goran Dragic (12001499)</text:p>
          </table:table-cell>
          <table:table-cell office:value-type="string" calcext:value-type="string">
            <text:p>Goran Dragic</text:p>
          </table:table-cell>
          <table:table-cell office:value-type="float" office:value="12001499" calcext:value-type="float">
            <text:p>12001499</text:p>
          </table:table-cell>
          <table:table-cell office:value-type="string" calcext:value-type="string">
            <text:p>PG/G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IA@CLE 01/25/2019 07:30PM ET</text:p>
          </table:table-cell>
          <table:table-cell office:value-type="string" calcext:value-type="string">
            <text:p>MIA</text:p>
          </table:table-cell>
          <table:table-cell office:value-type="float" office:value="28.05" calcext:value-type="float">
            <text:p>28.0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rook Lopez (12001517)</text:p>
          </table:table-cell>
          <table:table-cell office:value-type="string" calcext:value-type="string">
            <text:p>Brook Lopez</text:p>
          </table:table-cell>
          <table:table-cell office:value-type="float" office:value="12001517" calcext:value-type="float">
            <text:p>12001517</text:p>
          </table:table-cell>
          <table:table-cell office:value-type="string" calcext:value-type="string">
            <text:p>C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CHA@MIL 01/25/2019 08:30PM ET</text:p>
          </table:table-cell>
          <table:table-cell office:value-type="string" calcext:value-type="string">
            <text:p>MIL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string" calcext:value-type="string">
            <text:p>SF/PF</text:p>
          </table:table-cell>
          <table:table-cell office:value-type="string" calcext:value-type="string">
            <text:p>Josh Jackson (12001531)</text:p>
          </table:table-cell>
          <table:table-cell office:value-type="string" calcext:value-type="string">
            <text:p>Josh Jackson</text:p>
          </table:table-cell>
          <table:table-cell office:value-type="float" office:value="12001531" calcext:value-type="float">
            <text:p>12001531</text:p>
          </table:table-cell>
          <table:table-cell office:value-type="string" calcext:value-type="string">
            <text:p>SF/PF/F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PHO@DEN 01/25/2019 09:00PM ET</text:p>
          </table:table-cell>
          <table:table-cell office:value-type="string" calcext:value-type="string">
            <text:p>PHO</text:p>
          </table:table-cell>
          <table:table-cell office:value-type="float" office:value="20.82" calcext:value-type="float">
            <text:p>20.8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wight Howard (12001502)</text:p>
          </table:table-cell>
          <table:table-cell office:value-type="string" calcext:value-type="string">
            <text:p>Dwight Howard</text:p>
          </table:table-cell>
          <table:table-cell office:value-type="float" office:value="12001502" calcext:value-type="float">
            <text:p>12001502</text:p>
          </table:table-cell>
          <table:table-cell office:value-type="string" calcext:value-type="string">
            <text:p>C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WAS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Tomas Satoransky (12001513)</text:p>
          </table:table-cell>
          <table:table-cell office:value-type="string" calcext:value-type="string">
            <text:p>Tomas Satoransky</text:p>
          </table:table-cell>
          <table:table-cell office:value-type="float" office:value="12001513" calcext:value-type="float">
            <text:p>12001513</text:p>
          </table:table-cell>
          <table:table-cell office:value-type="string" calcext:value-type="string">
            <text:p>PG/SG/G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WAS@ORL 01/25/2019 07:00PM ET</text:p>
          </table:table-cell>
          <table:table-cell office:value-type="string" calcext:value-type="string">
            <text:p>WAS</text:p>
          </table:table-cell>
          <table:table-cell office:value-type="float" office:value="18.89" calcext:value-type="float">
            <text:p>18.89</text:p>
          </table:table-cell>
        </table:table-row>
        <table:table-row table:style-name="ro1">
          <table:table-cell office:value-type="string" calcext:value-type="string">
            <text:p>PG/SG</text:p>
          </table:table-cell>
          <table:table-cell office:value-type="string" calcext:value-type="string">
            <text:p>Caris LeVert (12001443)</text:p>
          </table:table-cell>
          <table:table-cell office:value-type="string" calcext:value-type="string">
            <text:p>Caris LeVert</text:p>
          </table:table-cell>
          <table:table-cell office:value-type="float" office:value="12001443" calcext:value-type="float">
            <text:p>12001443</text:p>
          </table:table-cell>
          <table:table-cell office:value-type="string" calcext:value-type="string">
            <text:p>PG/SG/G/UTIL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Y@BKN 01/25/2019 07:30PM ET</text:p>
          </table:table-cell>
          <table:table-cell office:value-type="string" calcext:value-type="string">
            <text:p>BKN</text:p>
          </table:table-cell>
          <table:table-cell office:value-type="float" office:value="32.04" calcext:value-type="float">
            <text:p>32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4:24:25.005562693</dc:date>
    <meta:editing-duration>PT1M38S</meta:editing-duration>
    <meta:editing-cycles>1</meta:editing-cycles>
    <meta:document-statistic meta:table-count="1" meta:cell-count="639" meta:object-count="0"/>
    <meta:generator>LibreOffice/6.0.7.3$Linux_X86_64 LibreOffice_project/00m0$Build-3</meta:generator>
  </office:meta>
</office:document-meta>
</file>